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max (mA)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VDD-A</text:p>
          </table:table-cell>
          <table:table-cell office:value-type="string" calcext:value-type="string">
            <text:p>Analog Domain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VDD-D</text:p>
          </table:table-cell>
          <table:table-cell office:value-type="string" calcext:value-type="string">
            <text:p>Digital Domain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VDD-IO</text:p>
          </table:table-cell>
          <table:table-cell office:value-type="string" calcext:value-type="string">
            <text:p>I/O Domain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Power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C Expander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/V Measurement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formula="of:=SUM([.E3:.E12])" office:value-type="float" office:value="277.97" calcext:value-type="float">
            <text:p>277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3:28:57.453422706</meta:creation-date>
    <dc:date>2020-10-05T23:56:42.484973569</dc:date>
    <meta:editing-duration>PT7M14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